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2, 1891</text:p>
      <text:p text:style-name="P5">Month<text:tab/><text:tab/><text:tab/><text:tab/><text:tab/><text:tab/>June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MAIMONIDES LIBRARY,/</text:p>
      <text:p text:style-name="P2">DISTRICT NO. 1,/</text:p>
      <text:p text:style-name="P2">INDEPENDENT ORDER BENAI BERITH,/</text:p>
      <text:p text:style-name="P2">THIRD AVE. AND 57TH ST./</text:p>
      <text:p text:style-name="P3">New York, June 22 1891/</text:p>
      <text:p text:style-name="P2">My dear Dr/</text:p>
      <text:p text:style-name="P2"><text:tab/>I will meet/ you at Cooper Union/ tomorrow (Tuesday)/ at 4 oclock--I/ have written to Dr/ Drachman that you/ will be here--/</text:p>
      <text:p text:style-name="P2"><text:tab/>Yours/</text:p>
      <text:p text:style-name="P2">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5:27:19.98</meta:creation-date>
    <dc:date>2011-11-23T15:29:18.58</dc:date>
    <dc:creator>Penn Libraries</dc:creator>
    <meta:editing-duration>PT00H01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14" meta:character-count="1535"/>
  </office:meta>
</office:document-meta>
</file>